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9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2.902cm"/>
    </style:style>
    <style:style style:name="co21" style:family="table-column">
      <style:table-column-properties fo:break-before="auto" style:column-width="3.316cm"/>
    </style:style>
    <style:style style:name="co22" style:family="table-column">
      <style:table-column-properties fo:break-before="auto" style:column-width="2.85cm"/>
    </style:style>
    <style:style style:name="co23" style:family="table-column">
      <style:table-column-properties fo:break-before="auto" style:column-width="8.24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3cm" fo:break-before="auto" style:use-optimal-row-height="true"/>
    </style:style>
    <style:style style:name="ro18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4.073cm" fo:break-before="auto" style:use-optimal-row-height="false"/>
    </style:style>
    <style:style style:name="ro13" style:family="table-row">
      <style:table-row-properties style:row-height="4.322cm" fo:break-before="auto" style:use-optimal-row-height="false"/>
    </style:style>
    <style:style style:name="ro14" style:family="table-row">
      <style:table-row-properties style:row-height="4.516cm" fo:break-before="auto" style:use-optimal-row-height="false"/>
    </style:style>
    <style:style style:name="ro15" style:family="table-row">
      <style:table-row-properties style:row-height="3.353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9" style:family="table-row">
      <style:table-row-properties style:row-height="1.995cm" fo:break-before="auto" style:use-optimal-row-height="false"/>
    </style:style>
    <style:style style:name="ro20" style:family="table-row">
      <style:table-row-properties style:row-height="1.162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Calibri" style:font-name-complex="Arial1"/>
    </style:style>
    <style:style style:name="ce5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="Arial" style:font-name-asian="Calibri"/>
    </style:style>
    <style:style style:name="T2" style:family="text">
      <style:text-properties style:font-name-asian="Calibri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4-01" calcext:value-type="date">
            <text:p>01/04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tonio Erivelton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20" table:default-cell-style-name="ce47"/>
        <table:table-column table:style-name="co21" table:default-cell-style-name="ce51"/>
        <table:table-column table:style-name="co22" table:default-cell-style-name="ce51"/>
        <table:table-column table:style-name="co12" table:default-cell-style-name="ce44"/>
        <table:table-column table:style-name="co2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7" office:value-type="string" calcext:value-type="string">
            <text:p>Resultado da Execução</text:p>
          </table:table-cell>
          <table:table-cell table:style-name="ce57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Vincular</text:p>
          </table:table-cell>
          <table:table-cell table:style-name="ce50" office:value-type="string" calcext:value-type="string">
            <text:p>TC_004_01</text:p>
          </table:table-cell>
          <table:table-cell table:style-name="ce50" office:value-type="string" calcext:value-type="string">
            <text:p>Vincular Membro</text:p>
          </table:table-cell>
          <table:table-cell table:style-name="ce53" office:value-type="string" calcext:value-type="string">
            <text:p>1. Coordenador aciona a opção “Selecione estagiários para projetos”; </text:p>
            <text:p>2. Coordenador seleciona uma turma já cadastradas;</text:p>
            <text:p>3. Sistema lista os estagiários em ordem alfabética;</text:p>
            <text:p>4. Coordenador seleciona os estagiários;</text:p>
            <text:p>5. Coordenador aciona a opção “Atualizar Vínculos”;</text:p>
          </table:table-cell>
          <table:table-cell table:style-name="ce50" office:value-type="string" calcext:value-type="string">
            <text:p>O membro deve aparecer na lista de membros vinculados ao projeto e desaparecer da listas de membros para vincular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Desvincular</text:p>
          </table:table-cell>
          <table:table-cell table:style-name="ce50" office:value-type="string" calcext:value-type="string">
            <text:p>TC_004_02</text:p>
          </table:table-cell>
          <table:table-cell table:style-name="ce50" office:value-type="string" calcext:value-type="string">
            <text:p>Desvincular Membro</text:p>
          </table:table-cell>
          <table:table-cell table:style-name="ce54" office:value-type="string" calcext:value-type="string">
            <text:p><text:span text:style-name="T1">1. Coordenador aciona a opção “detalhes” no projeto desejado;</text:span></text:p>
            <text:p><text:span text:style-name="T1">2. Sistema lista os estagiários em ordem alfabética;</text:span></text:p>
            <text:p><text:span text:style-name="T2">3. Coordenador seleciona estagiários que permaneceram no projeto e não seleciona os estagiários que serão desvinculados</text:span></text:p>
            <text:p><text:span text:style-name="T2">4. Coordenador aciona a opção “Atualizar Vínculos” no estagiário desejado;</text:span></text:p>
          </table:table-cell>
          <table:table-cell table:style-name="ce50" office:value-type="string" calcext:value-type="string">
            <text:p>O membro deve desaparecer na lista de membros vinculados ao projeto e aparecer da listas de membros para vincular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Não - vincular</text:p>
          </table:table-cell>
          <table:table-cell table:style-name="ce50" office:value-type="string" calcext:value-type="string">
            <text:p>TC_004_03</text:p>
          </table:table-cell>
          <table:table-cell table:style-name="ce50" office:value-type="string" calcext:value-type="string">
            <text:p>Finalizar/vincular sem ter vinculado nenhum membro</text:p>
          </table:table-cell>
          <table:table-cell table:style-name="ce55" office:value-type="string" calcext:value-type="string">
            <text:p><text:span text:style-name="T2">1. Coordenador aciona a opção “Selecione estagiários para projetos”;</text:span></text:p>
            <text:p><text:span text:style-name="T2">2. Coordenador seleciona uma turma já cadastrada;</text:span></text:p>
            <text:p><text:span text:style-name="T2">3. Sistema carrega as turmas cadastradas;</text:span></text:p>
            <text:p><text:span text:style-name="T2">4. Coordenador o seleciona a turma;</text:span></text:p>
            <text:p><text:span text:style-name="T2">5. Sistema lista os estagiários em ordem alfabética;</text:span></text:p>
            <text:p><text:span text:style-name="T2">4. Coordenador aciona a opção “Atualizar Vínculos”;</text:span></text:p>
          </table:table-cell>
          <table:table-cell table:style-name="ce50" office:value-type="string" calcext:value-type="string">
            <text:p>O Sistema exibe uma mensagem “Nenhum membro selecionado”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Cancelar</text:p>
          </table:table-cell>
          <table:table-cell table:style-name="ce50" office:value-type="string" calcext:value-type="string">
            <text:p>TC_004_04</text:p>
          </table:table-cell>
          <table:table-cell table:style-name="ce50" office:value-type="string" calcext:value-type="string">
            <text:p>Cancelar/vincular</text:p>
          </table:table-cell>
          <table:table-cell table:style-name="ce55" office:value-type="string" calcext:value-type="string">
            <text:p><text:span text:style-name="T2">1. Coordenador aciona a opção “Selecione estagiários para projetos”;</text:span></text:p>
            <text:p><text:span text:style-name="T2">2. Coordenador seleciona turma;</text:span></text:p>
            <text:p><text:span text:style-name="T2">3. Sistema lista os estagiários em ordem alfabética;</text:span></text:p>
            <text:p><text:span text:style-name="T2">4. Coordenador aciona a opção “Cancelar”;</text:span></text:p>
          </table:table-cell>
          <table:table-cell table:style-name="ce50" office:value-type="string" calcext:value-type="string">
            <text:p>O sistema volta pra lista projetos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6" table:number-rows-repeated="2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9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 table:number-rows-repeated="2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20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4"/>
          <table:table-cell table:style-name="Default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Execução" table:style-name="ta1" table:print="false">
        <table:table-column table:style-name="co8" table:default-cell-style-name="ce14"/>
        <table:table-column table:style-name="co16" table:default-cell-style-name="ce17"/>
        <table:table-column table:style-name="co17" table:default-cell-style-name="ce21"/>
        <table:table-column table:style-name="co18" table:default-cell-style-name="ce21"/>
        <table:table-column table:style-name="co12" table:default-cell-style-name="ce14"/>
        <table:table-column table:style-name="co19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9:27:53.6186155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28T09:33:38.071006777</dc:date>
    <meta:editing-duration>PT4H58M</meta:editing-duration>
    <meta:editing-cycles>35</meta:editing-cycles>
    <meta:document-statistic meta:table-count="4" meta:cell-count="73" meta:object-count="0"/>
  </office:meta>
</office:document-meta>
</file>